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98E93168.png" manifest:media-type="image/png"/>
  <manifest:file-entry manifest:full-path="Pictures/100021B200009698000054AB05C55A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14cm"/>
    </style:style>
    <style:style style:name="pr1" style:family="presentation" style:parent-style-name="Metropolis-title">
      <style:graphic-properties draw:auto-grow-height="true" fo:min-height="2.667cm"/>
    </style:style>
    <style:style style:name="pr2" style:family="presentation" style:parent-style-name="Metropolis-subtitle">
      <style:graphic-properties draw:fill-color="#ffffff" draw:auto-grow-height="true" fo:min-height="13.734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title">
      <style:graphic-properties fo:min-height="2.667cm"/>
    </style:style>
    <style:style style:name="pr5" style:family="presentation" style:parent-style-name="Metropolis-outline1">
      <style:graphic-properties fo:min-height="15.99cm"/>
    </style:style>
    <style:style style:name="pr6" style:family="presentation" style:parent-style-name="Metropolis-notes">
      <style:graphic-properties draw:fill-color="#ffffff" fo:min-height="1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54pt" fo:text-shadow="1pt 1pt" style:font-size-asian="54pt" style:font-size-complex="54pt"/>
    </style:style>
    <style:style style:name="P4" style:family="paragraph">
      <style:text-properties fo:text-shadow="1pt 1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29.3999996185303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ffffff" fo:font-size="54pt" fo:text-shadow="1pt 1pt" style:font-size-asian="54pt" style:font-size-complex="54pt"/>
    </style:style>
    <style:style style:name="T3" style:family="text">
      <style:text-properties fo:text-shadow="1pt 1pt"/>
    </style:style>
    <style:style style:name="T4" style:family="text">
      <style:text-properties fo:font-size="54pt" fo:text-shadow="1pt 1pt" style:font-size-asian="54pt" style:font-size-complex="54pt"/>
    </style:style>
    <style:style style:name="T5" style:family="text">
      <style:text-properties fo:font-size="40pt" fo:text-shadow="1pt 1pt" style:font-size-asian="40pt" style:font-size-complex="4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presentation:style-name="pr1" draw:text-style-name="P1" draw:layer="layout" svg:width="14.8cm" svg:height="2.667cm" svg:x="6.6cm" svg:y="0.8cm" presentation:class="title">
          <draw:text-box>
            <text:p><text:span text:style-name="T1">Système Unix</text:span></text:p>
          </draw:text-box>
        </draw:frame>
        <draw:frame presentation:style-name="pr2" draw:text-style-name="P3" draw:layer="layout" svg:width="25.2cm" svg:height="13.734cm" svg:x="1.4cm" svg:y="5.066cm" presentation:class="subtitle" presentation:user-transformed="true">
          <draw:text-box>
            <text:p text:style-name="P2"><text:span text:style-name="T2">Malloc - Calloc</text:span></text:p>
            <text:p text:style-name="P2"><text:span text:style-name="T2">Free</text:span></text:p>
            <text:p text:style-name="P2"><text:span text:style-name="T2">Realloc</text:span></text:p>
            <text:p text:style-name="P2"><text:span text:style-name="T2">Multi-thread</text:span></text:p>
            <text:p text:style-name="P2"><text:span text:style-name="T2">Conclus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4" draw:text-style-name="P4" draw:layer="layout" svg:width="14.8cm" svg:height="2.667cm" svg:x="6.6cm" svg:y="0.8cm" presentation:class="title" presentation:user-transformed="true">
          <draw:text-box>
            <text:p>Malloc - Calloc</text:p>
          </draw:text-box>
        </draw:frame>
        <draw:frame presentation:style-name="pr5" draw:text-style-name="P4" draw:layer="layout" svg:width="25.2cm" svg:height="16.24cm" svg:x="1.4cm" svg:y="5.066cm" presentation:class="outline">
          <draw:text-box>
            <text:list text:style-name="L2">
              <text:list-header>
                <text:p><text:span text:style-name="T3"/></text:p>
              </text:list-header>
            </text:list>
            <text:p text:style-name="P2"><text:span text:style-name="T4">Méthode First Fit</text:span></text:p>
            <text:p text:style-name="P2"><text:span text:style-name="T5"/></text:p>
            <text:p text:style-name="P2"><text:span text:style-name="T5">Heap : syscalls brk &amp; sbrk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<text:span text:style-name="T6">In order to code a malloc, we need to know where the heap begin and the break position,</text:span></text:p>
              <text:p><text:span text:style-name="T6">and of course we need to be able to move the break. This the purpose of the two syscalls brk</text:span></text:p>
              <text:p><text:span text:style-name="T6">and sbrk.</text:span></text:p>
              <text:p><text:span text:style-name="T6"/></text:p>
              <text:p><text:span text:style-name="T6">brk(2) place the break at the given adress addr and return 0 if successful, -1 otherwise. The</text:span></text:p>
              <text:p><text:span text:style-name="T6">global errno symbol indicate the nature of the error.</text:span></text:p>
              <text:p><text:span text:style-name="T6">sbrk(2) move the break by the given increment (in bytes.) Depending on system implementation,</text:span></text:p>
              <text:p><text:span text:style-name="T6">it returns the previous or the new break adress.</text:span></text:p>
              <text:p><text:span text:style-name="T6"/></text:p>
              <text:p><text:span text:style-name="T6">Finding a chunk: the First Fit Algorithm</text:span></text:p>
              <text:p><text:span text:style-name="T6"/></text:p>
              <text:p><text:span text:style-name="T6">Finding a free sufficiently wide chunk (find_chunk)</text:span></text:p>
              <text:p><text:span text:style-name="T6">we won’t always have a fitting chunk, then :</text:span></text:p>
              <text:p><text:span text:style-name="T6">Extending the heap with sbrk</text:span></text:p>
              <text:p><text:span text:style-name="T6"/></text:p>
              <text:p><text:span text:style-name="T6">Fonctionnement du malloc :</text:span></text:p>
              <text:p><text:span text:style-name="T6">• </text:span><text:span text:style-name="T6">Si c'est la première fois qu'on entre :</text:span></text:p>
              <text:p><text:span text:style-name="T6"><text:tab/></text:span><text:span text:style-name="T6">– </text:span><text:span text:style-name="T6">Cherche un morceau assez grand (/ à la size)</text:span></text:p>
              <text:p><text:span text:style-name="T6"><text:tab/></text:span><text:span text:style-name="T6"><text:tab/></text:span><text:span text:style-name="T6">Si oui : utilise celui-ci et marquer ce chunk comme utilisé</text:span></text:p>
              <text:p><text:span text:style-name="T6"><text:tab/></text:span><text:span text:style-name="T6"><text:tab/></text:span><text:span text:style-name="T6">Si non : on demande une nouvelle zone de mémoire</text:span></text:p>
              <text:p><text:span text:style-name="T6">• </text:span><text:span text:style-name="T6">Sinon : on demande une nouvelle zone de mémoire</text:span></text:p>
            </draw:text-box>
          </draw:frame>
        </presentation:notes>
      </draw:page>
      <draw:page draw:name="page3" draw:style-name="dp1" draw:master-page-name="Metropolis" presentation:presentation-page-layout-name="AL2T1">
        <draw:frame presentation:style-name="pr4" draw:layer="layout" svg:width="14.8cm" svg:height="2.667cm" svg:x="6.6cm" svg:y="0.8cm" presentation:class="title" presentation:user-transformed="true">
          <draw:text-box>
            <text:p>Free</text:p>
          </draw:text-box>
        </draw:frame>
        <draw:frame presentation:style-name="pr5" draw:layer="layout" svg:width="25.2cm" svg:height="16.24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user-transformed="true">
            <draw:text-box>
              <text:p><text:span text:style-name="T7">t_block</text:span><text:span text:style-name="T7"><text:tab/></text:span><text:span text:style-name="T7"><text:tab/></text:span><text:span text:style-name="T7">get_block_ptr(void *ptr)</text:span></text:p>
              <text:p><text:span text:style-name="T7">{</text:span></text:p>
              <text:p><text:span text:style-name="T7"><text:s text:c="2"/></text:span><text:span text:style-name="T7">return ((t_block)ptr - 1);</text:span></text:p>
              <text:p><text:span text:style-name="T7">}</text:span></text:p>
              <text:p><text:span text:style-name="T7"/></text:p>
              <text:p><text:span text:style-name="T7">void</text:span><text:span text:style-name="T7"><text:tab/></text:span><text:span text:style-name="T7"><text:tab/></text:span><text:span text:style-name="T7">free(void *ptr)</text:span></text:p>
              <text:p><text:span text:style-name="T7">{</text:span></text:p>
              <text:p><text:span text:style-name="T7"><text:s text:c="2"/></text:span><text:span text:style-name="T7">t_block</text:span><text:span text:style-name="T7"><text:tab/></text:span><text:span text:style-name="T7">block_ptr;</text:span></text:p>
              <text:p><text:span text:style-name="T7"/></text:p>
              <text:p><text:span text:style-name="T7"><text:s text:c="2"/></text:span><text:span text:style-name="T7">if (!ptr)</text:span></text:p>
              <text:p><text:span text:style-name="T7"><text:s text:c="4"/></text:span><text:span text:style-name="T7">return;</text:span></text:p>
              <text:p><text:span text:style-name="T7"><text:s text:c="2"/></text:span><text:span text:style-name="T7">block_ptr = get_block_ptr(ptr);</text:span></text:p>
              <text:p><text:span text:style-name="T7"><text:s text:c="2"/></text:span><text:span text:style-name="T7">block_ptr-&gt;free = 1;</text:span></text:p>
              <text:p><text:span text:style-name="T7">}</text:span></text:p>
            </draw:text-box>
          </draw:frame>
          <draw:frame draw:style-name="gr2" draw:text-style-name="P7" draw:layer="layout" svg:width="17cm" svg:height="14.25cm" svg:x="2cm" svg:y="13cm">
            <draw:text-box>
              <text:p/>
            </draw:text-box>
          </draw:frame>
        </presentation:notes>
      </draw:page>
      <draw:page draw:name="page4" draw:style-name="dp1" draw:master-page-name="Metropolis" presentation:presentation-page-layout-name="AL2T1">
        <draw:frame presentation:style-name="pr4" draw:layer="layout" svg:width="14.8cm" svg:height="2.667cm" svg:x="6.6cm" svg:y="0.8cm" presentation:class="title" presentation:user-transformed="true">
          <draw:text-box>
            <text:p>Realloc</text:p>
          </draw:text-box>
        </draw:frame>
        <draw:frame presentation:style-name="pr5" draw:text-style-name="P8" draw:layer="layout" svg:width="25.2cm" svg:height="16.24cm" svg:x="1.4cm" svg:y="5.066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/></text:p>
                <text:p><text:span text:style-name="T8"/></text:p>
                <text:list>
                  <text:list-header>
                    <text:p><text:span text:style-name="T8">void <text:s text:c="11"/>*realloc(void *ptr, size_t size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user-transformed="true">
            <draw:text-box>
              <text:p>Si ptr null, on fait un malloc</text:p>
              <text:p/>
              <text:p>On get le pointeur ptr,</text:p>
              <text:p>On cree un nouveau newptr mallocé de size ;</text:p>
              <text:p>On fait un memcpy de ptr et newptr</text:p>
              <text:p>On retourne le new</text:p>
            </draw:text-box>
          </draw:frame>
        </presentation:notes>
      </draw:page>
      <draw:page draw:name="page5" draw:style-name="dp1" draw:master-page-name="Metropolis" presentation:presentation-page-layout-name="AL2T1">
        <draw:frame presentation:style-name="pr4" draw:layer="layout" svg:width="14.8cm" svg:height="2.667cm" svg:x="6.6cm" svg:y="0.8cm" presentation:class="title" presentation:user-transformed="true">
          <draw:text-box>
            <text:p>Multi-thread</text:p>
          </draw:text-box>
        </draw:frame>
        <draw:frame presentation:style-name="pr5" draw:layer="layout" svg:width="25.2cm" svg:height="16.24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draw:frame presentation:style-name="pr4" draw:layer="layout" svg:width="14.8cm" svg:height="2.667cm" svg:x="6.6cm" svg:y="0.8cm" presentation:class="title" presentation:user-transformed="true">
          <draw:text-box>
            <text:p>Conclusion</text:p>
          </draw:text-box>
        </draw:frame>
        <draw:frame presentation:style-name="pr5" draw:layer="layout" svg:width="25.2cm" svg:height="16.24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Amélioration</text:p>
              </text:list-item>
              <text:list-item>
                <text:p>Difficulté rencontré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>
            <draw:text-box>
              <text:list text:style-name="L3">
                <text:list-header>
                  <text:p>* (bestfit, split, fusion)</text:p>
                  <text:p>* compréhension du sujet + compréhension de la mémoire</text:p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98E93168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16:31:23.524522409</meta:creation-date>
    <dc:date>2016-02-17T10:16:38.485082817</dc:date>
    <meta:editing-duration>PT1H7M44S</meta:editing-duration>
    <meta:editing-cycles>32</meta:editing-cycles>
    <meta:generator>LibreOffice/4.2.8.2$Linux_X86_64 LibreOffice_project/420m0$Build-2</meta:generator>
    <meta:document-statistic meta:object-count="58"/>
  </office:meta>
</office:document-meta>
</file>